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700000119ABFFB48DC5A4524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2" draw:layer="layout" svg:width="4.42cm" svg:height="1.607cm" svg:x="1.08cm" svg:y="0.745cm">
          <text:p text:style-name="P1"><text:span text:style-name="T1">Testb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2" draw:layer="layout" svg:width="19.758cm" svg:height="1.019cm" svg:x="1.247cm" svg:y="2.456cm">
          <text:p text:style-name="P1"><text:span text:style-name="T2">App Engine SDK component to stub out services for local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" draw:text-style-name="P2" draw:layer="layout" svg:width="22.975cm" svg:height="0.803cm" svg:x="1.035cm" svg:y="13.223cm">
          <text:p text:style-name="P1"><text:span text:style-name="T3">The testbed module allows you to use stubs for the capability_service, channel, images, mail, <text:s/>taskqueue, <text:s/>urlfetch, user, xmpp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2" draw:text-style-name="P2" draw:layer="layout" svg:width="15.984cm" svg:height="7.354cm" svg:x="1.589cm" svg:y="3.884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3" draw:text-style-name="P3" draw:layer="layout" svg:width="12.461cm" svg:height="7.434cm" svg:x="1.311cm" svg:y="3.844cm">
          <draw:image xlink:href="Pictures/10000201000001D700000119ABFFB48DC5A45248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6.933cm" svg:height="9.524cm" svg:x="1.059cm" svg:y="1.905cm" draw:page-number="1" presentation:class="page"/>
          <draw:frame draw:name="Shape 5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"/>
    <meta:generator>LibreOfficeDev/5.1.0.3$Linux_X86_64 LibreOffice_project/</meta:generator>
  </office:meta>
</office:document-meta>
</file>